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P11" style:parent-style-name="Standard" style:list-style-name="LFO3" style:family="paragraph"/>
    <style:style style:name="P12" style:parent-style-name="Standard" style:list-style-name="LFO3" style:family="paragraph"/>
    <style:style style:name="P13" style:parent-style-name="Standard" style:list-style-name="LFO3" style:family="paragraph"/>
    <style:style style:name="P14" style:parent-style-name="Standard" style:list-style-name="LFO4" style:family="paragraph"/>
    <style:style style:name="P15" style:parent-style-name="Standard" style:list-style-name="LFO4" style:family="paragraph"/>
    <style:style style:name="P16" style:parent-style-name="Standard" style:list-style-name="LFO4" style:family="paragraph"/>
    <style:style style:name="P17" style:parent-style-name="Standard" style:list-style-name="LFO4" style:family="paragraph"/>
    <style:style style:name="P18" style:parent-style-name="Standard" style:list-style-name="LFO4" style:family="paragraph"/>
    <style:style style:name="P19" style:parent-style-name="Standard" style:list-style-name="LFO4" style:family="paragraph"/>
    <style:style style:name="P20" style:parent-style-name="Standard" style:list-style-name="LFO5" style:family="paragraph"/>
    <style:style style:name="P21" style:parent-style-name="Standard" style:list-style-name="LFO5" style:family="paragraph"/>
    <style:style style:name="P22" style:parent-style-name="Standard" style:list-style-name="LFO5" style:family="paragraph"/>
    <style:style style:name="P23" style:parent-style-name="Standard" style:list-style-name="LFO6" style:family="paragraph"/>
    <style:style style:name="P24" style:parent-style-name="Standard" style:list-style-name="LFO6" style:family="paragraph"/>
    <style:style style:name="P25" style:parent-style-name="Standard" style:list-style-name="LFO6" style:family="paragraph"/>
    <style:style style:name="P26" style:parent-style-name="Standard" style:list-style-name="LFO7" style:family="paragraph"/>
    <style:style style:name="P27" style:parent-style-name="Standard" style:list-style-name="LFO8" style:family="paragraph"/>
    <style:style style:name="P28" style:parent-style-name="Standard" style:list-style-name="LFO8" style:family="paragraph"/>
    <style:style style:name="P29" style:parent-style-name="Standard" style:list-style-name="LFO8" style:family="paragraph"/>
    <style:style style:name="P30" style:parent-style-name="Standard" style:list-style-name="LFO9" style:family="paragraph"/>
    <style:style style:name="P31" style:parent-style-name="Standard" style:list-style-name="LFO9" style:family="paragraph"/>
    <style:style style:name="P32" style:parent-style-name="Standard" style:list-style-name="LFO9" style:family="paragraph"/>
    <style:style style:name="P33" style:parent-style-name="Standard" style:list-style-name="LFO9" style:family="paragraph"/>
    <style:style style:name="P34" style:parent-style-name="Standard" style:list-style-name="LFO9" style:family="paragraph"/>
    <style:style style:name="P35" style:parent-style-name="Standard" style:list-style-name="LFO9" style:family="paragraph"/>
    <style:style style:name="P36" style:parent-style-name="Standard" style:list-style-name="LFO9" style:family="paragraph">
      <style:paragraph-properties fo:break-before="page"/>
    </style:style>
  </office:automatic-styles>
  <office:body>
    <office:text text:use-soft-page-breaks="true">
      <text:p text:style-name="P1">Matcher Controller</text:p>
      <text:p text:style-name="Standard">variables:</text:p>
      <text:p text:style-name="Standard">2d array of ints – represents the gems on the board, 0 is no gem, 1-X are colors</text:p>
      <text:p text:style-name="Standard">float randomSeed – seed for RNG of creating gems</text:p>
      <text:p text:style-name="Standard">methods:</text:p>
      <text:p text:style-name="Standard">CleanUp() -<text:s/>cleans up any pointers, extraneous data left over in preparation for level change</text:p>
      <text:p text:style-name="Standard">replaceGem(int column, int newGemValue) - adds gem to top of column, then shifts column down</text:p>
      <text:p text:style-name="Standard">changeGem(int column, int row, int newGemValue) – replaces gem at given position<text:s/>with new gem</text:p>
      <text:p text:style-name="Standard">shuffleGems() - replaces every gem on the board with a new gem, doesn’t test for matches so player can’t abuse this method</text:p>
      <text:p text:style-name="Standard">removeGems(debatable parameters) – removes a set of gems from the board</text:p>
      <text:list text:style-name="LFO1" text:continue-numbering="true">
        <text:list-item>
          <text:p text:style-name="P2">creates matching events to be handled</text:p>
        </text:list-item>
        <text:list-item>
          <text:p text:style-name="P3">tracks Gem<text:s/>creation, replacement, matching</text:p>
        </text:list-item>
        <text:list-item>
          <text:p text:style-name="P4">energy creation events to Player Controller</text:p>
        </text:list-item>
        <text:list-item>
          <text:p text:style-name="P5">communicates with Player Controller to manage current energy</text:p>
        </text:list-item>
        <text:list-item>
          <text:p text:style-name="P6">has array of Gems that appear on screen</text:p>
        </text:list-item>
      </text:list>
      <text:p text:style-name="Standard"/>
      <text:p text:style-name="Standard">Dungeon Controller</text:p>
      <text:p text:style-name="Standard">variables:</text:p>
      <text:p text:style-name="Standard">Queue of Actors – tracks current turn order of<text:s/>Actors, and contains all active Actors</text:p>
      <text:p text:style-name="Standard">2d array of Tiles – represents game board</text:p>
      <text:p text:style-name="Standard">methods:</text:p>
      <text:p text:style-name="Standard">runTurn() - runs a turn for every entity in Queue, Entitys handle what they do when it is their turn</text:p>
      <text:p text:style-name="Standard">updateTile(int row, int col) - change appearance of a tile –<text:s/>called in response to an action changing board conditions</text:p>
      <text:p text:style-name="Standard">endTurn() - ends current entity’s turn and moves it to back of turn order</text:p>
      <text:p text:style-name="Standard">levelChange() - cleans up game and moves to next level</text:p>
      <text:p text:style-name="Standard">defeat() - cleans up game and returns to menu, called when player dies or some other mechanic</text:p>
      <text:list text:style-name="LFO2" text:continue-numbering="true">
        <text:list-item>
          <text:p text:style-name="P7">tracks turn order</text:p>
        </text:list-item>
        <text:list-item>
          <text:p text:style-name="P8">tracks number of monsters on floor</text:p>
        </text:list-item>
        <text:list-item>
          <text:p text:style-name="P9">tracks Players and Monsters on board</text:p>
        </text:list-item>
        <text:list-item>
          <text:p text:style-name="P10">tracks every Tile on board</text:p>
        </text:list-item>
      </text:list>
      <text:p text:style-name="Standard"/>
      <text:p text:style-name="Standard"/>
      <text:p text:style-name="Standard">Tile</text:p>
      <text:p text:style-name="Standard">variables:</text:p>
      <text:p text:style-name="Standard">Entity occupyingEntity – represents the current player or monster occupying this tile (for purpose<text:s/>of movement and attacking)</text:p>
      <text:p text:style-name="Standard">int/enum type – whether or not this tile is a wall, an empty space, a floor, etc.</text:p>
      <text:p text:style-name="Standard">methods:</text:p>
      <text:p text:style-name="Standard">getter and setter methods</text:p>
      <text:p text:style-name="Standard">bool IsOccupied() - returns true if occupyingEntity not null</text:p>
      <text:p text:style-name="Standard">bool IsWalkable()<text:s/>- returns false if type can’t be walked into (wall, lava, water, etc.)</text:p>
      <text:list text:style-name="LFO3" text:continue-numbering="true">
        <text:list-item>
          <text:p text:style-name="P11">has an Entity occupying Tile</text:p>
        </text:list-item>
        <text:list-item>
          <text:p text:style-name="P12">has 4 Tiles that border it</text:p>
        </text:list-item>
        <text:list-item>
          <text:p text:style-name="P13">has a<text:s/>Type (Open, Wall, empty)</text:p>
        </text:list-item>
      </text:list>
      <text:p text:style-name="Standard"/>
      <text:p text:style-name="Standard"/>
      <text:p text:style-name="Standard">Entity Controller – Interface</text:p>
      <text:soft-page-break/>
      <text:p text:style-name="Standard">variables:</text:p>
      <text:p text:style-name="Standard">int health – how much damage entity can take before being destroyed</text:p>
      <text:p text:style-name="Standard">Tile currentTile – entity knows where it is on the board, and can check nearby tiles from this tile</text:p>
      <text:p text:style-name="Standard">int speed –<text:s/>how far entity can walk in one turn</text:p>
      <text:p text:style-name="Standard">private int remainingSpeed – how many more actions entity can take before its turn is over</text:p>
      <text:p text:style-name="Standard">Int delay – how many turns entity must forfeit its turn before it can act again</text:p>
      <text:p text:style-name="Standard">Int remainingDelay – how many more turns entity must wait before being able to act</text:p>
      <text:p text:style-name="Standard">methods:</text:p>
      <text:p text:style-name="Standard">void EndTurn() - tells turn controller this entity is done acting</text:p>
      <text:p text:style-name="Standard">Tile StepInDirection(int colAmount, int rowAmount) – recursively steps relative to current tile until it reaches desired<text:s/>location, then returns the Tile at that location</text:p>
      <text:p text:style-name="Standard">void Update() - handles entity-specific periodic events, like appearance changing, taking periodic damage, etc.</text:p>
      <text:p text:style-name="Standard">bool Move(enum direction) – entity attempts to move in specified direction (left, right, up, down), and attempts to perform an action if it meets an obstruction in that direction (IE attack target, break wall), returns false if move failed (wall in the way), true if succeeded (moved to space or performed action)</text:p>
      <text:p text:style-name="Standard">bool CastSpell(int spellIndex) – entity attempts to cast spell at given index in its spell list, returns false if spell could not be cast (not enough energy, there is no spell there), true if spell was cast (spell was interrupted, spell hit target, spell failed to cast)</text:p>
      <text:p text:style-name="Standard">bool TakeDamage(int amount, enum damageType) – entity subtracts from its health using secret algorithm, then returns true if health &lt;= 0, else return false</text:p>
      <text:p text:style-name="Standard">void Wait() - entity spends its remaining speed to end its turn and wait</text:p>
      <text:list text:style-name="LFO4" text:continue-numbering="true">
        <text:list-item>
          <text:p text:style-name="P14">represents a movable controllable entity on the<text:s/>map</text:p>
        </text:list-item>
        <text:list-item>
          <text:p text:style-name="P15">can potentially have status ailments (poisoned, in fire, frozen, wet)</text:p>
        </text:list-item>
        <text:list-item>
          <text:p text:style-name="P16">Wizard Controller and Enemy Controllers implement this</text:p>
        </text:list-item>
        <text:list-item>
          <text:p text:style-name="P17">can Move</text:p>
        </text:list-item>
        <text:list-item>
          <text:p text:style-name="P18">can Cast Spell – will fail, return false, if entity doesn’t know any spells</text:p>
        </text:list-item>
        <text:list-item>
          <text:p text:style-name="P19">can Take Damage</text:p>
        </text:list-item>
      </text:list>
      <text:p text:style-name="Standard"/>
      <text:p text:style-name="Standard"/>
      <text:p text:style-name="Standard"/>
      <text:p text:style-name="Standard">Enemy AI Controller</text:p>
      <text:p text:style-name="Standard">variables:</text:p>
      <text:p text:style-name="Standard">Entity target – the target the AI attempts to follow and attack</text:p>
      <text:p text:style-name="Standard">Entity thisEntity – the entity the AI controls so the AI can evaluate whether or not to cast spells, run away, attack, etc.</text:p>
      <text:p text:style-name="Standard">bool disabled – determines whether or not AI sleeps patiently (was defeated, does not see player)</text:p>
      <text:p text:style-name="Standard">methods:</text:p>
      <text:p text:style-name="Standard">Act() - AI decides what to do and does it</text:p>
      <text:list text:style-name="LFO5" text:continue-numbering="true">
        <text:list-item>
          <text:p text:style-name="P20">attaches to a valid Controller</text:p>
        </text:list-item>
        <text:list-item>
          <text:p text:style-name="P21">possibly has a Faction – determines what it sees as a threat</text:p>
        </text:list-item>
        <text:list-item>
          <text:p text:style-name="P22">tells the controller to execute Move commands</text:p>
        </text:list-item>
      </text:list>
      <text:p text:style-name="Standard">Wizard Controller implements Entity Controller</text:p>
      <text:list text:style-name="LFO6" text:continue-numbering="true">
        <text:list-item>
          <text:p text:style-name="P23">has X spell slots</text:p>
        </text:list-item>
        <text:list-item>
          <text:p text:style-name="P24">has Y health</text:p>
        </text:list-item>
        <text:list-item>
          <text:p text:style-name="P25">has Z energy</text:p>
        </text:list-item>
      </text:list>
      <text:p text:style-name="Standard">Zombie Controller implements Entity Controller</text:p>
      <text:list text:style-name="LFO7" text:continue-numbering="true">
        <text:list-item>
          <text:p text:style-name="P26">has X health</text:p>
        </text:list-item>
      </text:list>
      <text:p text:style-name="Standard">Player Controller</text:p>
      <text:soft-page-break/>
      <text:list text:style-name="LFO8" text:continue-numbering="true">
        <text:list-item>
          <text:p text:style-name="P27">periodically reads user input waiting for commands</text:p>
        </text:list-item>
        <text:list-item>
          <text:p text:style-name="P28">possibly has a Faction - determines what it sees as a threat</text:p>
        </text:list-item>
        <text:list-item>
          <text:p text:style-name="P29">commands tell given Entity to either Move or Cast Spell</text:p>
        </text:list-item>
      </text:list>
      <text:p text:style-name="Standard"/>
      <text:p text:style-name="Standard"/>
      <text:p text:style-name="Standard"/>
      <text:p text:style-name="Standard">Spell</text:p>
      <text:list text:style-name="LFO9" text:continue-numbering="true">
        <text:list-item>
          <text:p text:style-name="P30">has effect type (harmful, beneficial,creation)</text:p>
        </text:list-item>
        <text:list-item>
          <text:p text:style-name="P31">has school of magic (fire, water, earth, air, ice)</text:p>
        </text:list-item>
        <text:list-item>
          <text:p text:style-name="P32">has area of effect</text:p>
        </text:list-item>
        <text:list-item>
          <text:p text:style-name="P33">has target location</text:p>
        </text:list-item>
        <text:list-item>
          <text:p text:style-name="P34">has range that targets must be closer than</text:p>
        </text:list-item>
        <text:list-item>
          <text:p text:style-name="P35">has min range<text:s/>that targets must not be closer than</text:p>
        </text:list-item>
        <text:list-item>
          <text:p text:style-name="P36">does health increase over tim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ns Brown</meta:initial-creator>
    <dc:creator>My Profile</dc:creator>
    <meta:creation-date>2016-10-21T14:19:00Z</meta:creation-date>
    <dc:date>2016-10-21T14:19:00Z</dc:date>
    <meta:template xlink:href="Normal.dotm" xlink:type="simple"/>
    <meta:editing-cycles>3</meta:editing-cycles>
    <meta:editing-duration>PT60S</meta:editing-duration>
    <meta:document-statistic meta:page-count="4" meta:paragraph-count="10" meta:word-count="772" meta:character-count="5167" meta:row-count="36" meta:non-whitespace-character-count="4405"/>
  </office:meta>
</office:document-meta>
</file>